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2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center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fo:font-size="18pt"/>
    </style:style>
    <style:style style:name="T7" style:family="text">
      <style:text-properties style:font-name="Liberation Sans" fo:font-size="18pt" style:font-name-asian="Liberation Sans" style:font-name-complex="Liberation Sans"/>
    </style:style>
    <style:style style:name="T8" style:family="text">
      <style:text-properties style:text-position="super 58%" style:font-name="Liberation Sans" fo:font-size="18pt" style:font-name-asian="Liberation Sans" style:font-name-complex="Liberation Sans"/>
    </style:style>
    <style:style style:name="T9" style:family="text">
      <style:text-properties style:font-name="Liberation Sans1" fo:font-size="18pt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6.46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8.918cm" svg:x2="6.286cm" svg:y2="8.918cm">
          <text:p/>
        </draw:line>
        <draw:line draw:style-name="gr2" draw:text-style-name="P2" draw:layer="layout" svg:x1="4.5cm" svg:y1="9.5cm" svg:x2="6.286cm" svg:y2="9.5cm">
          <text:p/>
        </draw:line>
        <draw:line draw:style-name="gr2" draw:text-style-name="P2" draw:layer="layout" svg:x1="4.5cm" svg:y1="10.93cm" svg:x2="6.286cm" svg:y2="10.93cm">
          <text:p/>
        </draw:line>
        <draw:custom-shape draw:style-name="gr3" draw:text-style-name="P1" draw:layer="layout" svg:width="2.679cm" svg:height="2.347cm" svg:x="9.14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78cm" svg:height="2.347cm" svg:x="16.107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78cm" svg:height="0.167cm" svg:x="14.857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9cm" svg:height="0.167cm" svg:x="15.214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8cm" svg:height="0.167cm" svg:x="15.572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6cm" svg:height="0.336cm" svg:x="7.715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8.96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56cm" svg:height="0.336cm" svg:x="10.393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7cm" svg:height="0.336cm" svg:x="17.357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6cm" svg:height="0.336cm" svg:x="6.28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5.92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8.60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79cm" svg:height="2.347cm" svg:x="11.82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4cm" svg:height="0.336cm" svg:x="11.644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6cm" svg:height="0.334cm" svg:x="12.892cm" svg:y="9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14.321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10.25cm" svg:x2="6.286cm" svg:y2="10.25cm">
          <text:p/>
        </draw:line>
        <draw:line draw:style-name="gr2" draw:text-style-name="P2" draw:layer="layout" svg:x1="19cm" svg:y1="8.988cm" svg:x2="20.786cm" svg:y2="8.988cm">
          <text:p/>
        </draw:line>
        <draw:line draw:style-name="gr2" draw:text-style-name="P2" draw:layer="layout" svg:x1="19cm" svg:y1="9.57cm" svg:x2="20.786cm" svg:y2="9.57cm">
          <text:p/>
        </draw:line>
        <draw:line draw:style-name="gr2" draw:text-style-name="P2" draw:layer="layout" svg:x1="19cm" svg:y1="11cm" svg:x2="20.786cm" svg:y2="11cm">
          <text:p/>
        </draw:line>
        <draw:line draw:style-name="gr2" draw:text-style-name="P2" draw:layer="layout" svg:x1="19cm" svg:y1="10.32cm" svg:x2="20.786cm" svg:y2="10.32cm">
          <text:p/>
        </draw:line>
        <draw:frame draw:style-name="gr7" draw:text-style-name="P6" draw:layer="layout" svg:width="3.714cm" svg:height="0.962cm" svg:x="1.5cm" svg:y="9cm">
          <draw:text-box>
            <text:p text:style-name="P5"><text:span text:style-name="T1">U [m/s]</text:span></text:p>
          </draw:text-box>
        </draw:frame>
        <draw:frame draw:style-name="gr7" draw:text-style-name="P8" draw:layer="layout" svg:width="1.25cm" svg:height="0.962cm" svg:x="7.25cm" svg:y="8.788cm">
          <draw:text-box>
            <text:p text:style-name="P7"><text:span text:style-name="T1">T</text:span><text:span text:style-name="T2">1</text:span></text:p>
          </draw:text-box>
        </draw:frame>
        <draw:frame draw:style-name="gr8" draw:text-style-name="P8" draw:layer="layout" svg:width="2.75cm" svg:height="1cm" svg:x="2.25cm" svg:y="9.75cm">
          <draw:text-box>
            <text:p text:style-name="P7"><text:span text:style-name="T1">T</text:span><text:span text:style-name="T2">i </text:span><text:span text:style-name="T3">[K]</text:span></text:p>
          </draw:text-box>
        </draw:frame>
        <draw:frame draw:style-name="gr7" draw:text-style-name="P6" draw:layer="layout" svg:width="3.714cm" svg:height="0.962cm" svg:x="20.25cm" svg:y="9.038cm">
          <draw:text-box>
            <text:p text:style-name="P5"><text:span text:style-name="T1">U [m/s]</text:span></text:p>
          </draw:text-box>
        </draw:frame>
        <draw:frame draw:style-name="gr8" draw:text-style-name="P8" draw:layer="layout" svg:width="3.5cm" svg:height="1cm" svg:x="21cm" svg:y="9.75cm">
          <draw:text-box>
            <text:p text:style-name="P7"><text:span text:style-name="T1">T</text:span><text:span text:style-name="T2">o </text:span><text:span text:style-name="T3">[K]</text:span></text:p>
          </draw:text-box>
        </draw:frame>
        <draw:frame draw:style-name="gr9" draw:text-style-name="P10" draw:layer="layout" svg:width="9.5cm" svg:height="1cm" svg:x="12.5cm" svg:y="13.577cm">
          <draw:text-box>
            <text:p text:style-name="P9"><text:span text:style-name="T4">k [W/mK], c</text:span><text:span text:style-name="T5">p</text:span><text:span text:style-name="T4"> [J/kgK], </text:span><text:span text:style-name="T1">rho [kg/m</text:span><text:span text:style-name="T6">3</text:span><text:span text:style-name="T1">]</text:span></text:p>
          </draw:text-box>
        </draw:frame>
        <draw:line draw:style-name="gr10" draw:text-style-name="P11" draw:layer="layout" svg:x1="9.25cm" svg:y1="8.5cm" svg:x2="9.25cm" svg:y2="7.5cm">
          <text:p/>
        </draw:line>
        <draw:line draw:style-name="gr10" draw:text-style-name="P11" draw:layer="layout" svg:x1="11.75cm" svg:y1="8.5cm" svg:x2="11.75cm" svg:y2="7.5cm">
          <text:p/>
        </draw:line>
        <draw:line draw:style-name="gr11" draw:text-style-name="P1" draw:layer="layout" svg:x1="9.25cm" svg:y1="7.75cm" svg:x2="11.75cm" svg:y2="7.75cm">
          <text:p/>
        </draw:line>
        <draw:frame draw:style-name="gr7" draw:text-style-name="P6" draw:layer="layout" svg:width="3.714cm" svg:height="0.962cm" svg:x="8.75cm" svg:y="6.788cm">
          <draw:text-box>
            <text:p text:style-name="P5"><text:span text:style-name="T1">d [m]</text:span></text:p>
          </draw:text-box>
        </draw:frame>
        <draw:line draw:style-name="gr12" draw:text-style-name="P11" draw:layer="layout" svg:x1="11.86cm" svg:y1="8.5cm" svg:x2="12cm" svg:y2="7.5cm">
          <text:p text:style-name="P1"><text:s text:c="3"/></text:p>
        </draw:line>
        <draw:line draw:style-name="gr10" draw:text-style-name="P11" draw:layer="layout" svg:x1="13cm" svg:y1="12.75cm" svg:x2="13cm" svg:y2="10.25cm">
          <text:p/>
        </draw:line>
        <draw:line draw:style-name="gr11" draw:text-style-name="P1" draw:layer="layout" svg:x1="10.5cm" svg:y1="12.5cm" svg:x2="13cm" svg:y2="12.5cm">
          <text:p/>
        </draw:line>
        <draw:line draw:style-name="gr10" draw:text-style-name="P11" draw:layer="layout" svg:x1="10.5cm" svg:y1="12.75cm" svg:x2="10.5cm" svg:y2="10.25cm">
          <text:p/>
        </draw:line>
        <draw:frame draw:style-name="gr7" draw:text-style-name="P6" draw:layer="layout" svg:width="3.714cm" svg:height="0.962cm" svg:x="10.036cm" svg:y="11.5cm">
          <draw:text-box>
            <text:p text:style-name="P5"><text:span text:style-name="T1">d [m]</text:span></text:p>
          </draw:text-box>
        </draw:frame>
        <draw:frame draw:style-name="gr7" draw:text-style-name="P8" draw:layer="layout" svg:width="1.25cm" svg:height="0.962cm" svg:x="10cm" svg:y="8.75cm">
          <draw:text-box>
            <text:p text:style-name="P7"><text:span text:style-name="T1">T</text:span><text:span text:style-name="T2">2</text:span></text:p>
          </draw:text-box>
        </draw:frame>
        <draw:frame draw:style-name="gr7" draw:text-style-name="P8" draw:layer="layout" svg:width="1.25cm" svg:height="0.962cm" svg:x="12.5cm" svg:y="8.75cm">
          <draw:text-box>
            <text:p text:style-name="P7"><text:span text:style-name="T1">T</text:span><text:span text:style-name="T2">3</text:span></text:p>
          </draw:text-box>
        </draw:frame>
        <draw:frame draw:style-name="gr7" draw:text-style-name="P8" draw:layer="layout" svg:width="1.25cm" svg:height="0.962cm" svg:x="17cm" svg:y="8.788cm">
          <draw:text-box>
            <text:p text:style-name="P7"><text:span text:style-name="T1">T</text:span><text:span text:style-name="T2">N</text:span></text:p>
          </draw:text-box>
        </draw:frame>
        <draw:frame draw:style-name="gr7" draw:text-style-name="P6" draw:layer="layout" svg:width="3.25cm" svg:height="0.962cm" svg:x="4.25cm" svg:y="13.615cm">
          <draw:text-box>
            <text:p text:style-name="P5"><text:span text:style-name="T7">α [m</text:span><text:span text:style-name="T8">2</text:span><text:span text:style-name="T7">/s] </text:span><text:span text:style-name="T9">=</text:span></text:p>
          </draw:text-box>
        </draw:frame>
        <draw:line draw:style-name="gr13" draw:text-style-name="P2" draw:layer="layout" svg:x1="7.5cm" svg:y1="14.077cm" svg:x2="9.25cm" svg:y2="14.077cm">
          <text:p/>
        </draw:line>
        <draw:frame draw:style-name="gr7" draw:text-style-name="P6" draw:layer="layout" svg:width="0.714cm" svg:height="0.962cm" svg:x="8cm" svg:y="13.077cm">
          <draw:text-box>
            <text:p text:style-name="P5"><text:span text:style-name="T1">k</text:span></text:p>
          </draw:text-box>
        </draw:frame>
        <draw:frame draw:style-name="gr7" draw:text-style-name="P6" draw:layer="layout" svg:width="2.25cm" svg:height="0.962cm" svg:x="7.25cm" svg:y="14.115cm">
          <draw:text-box>
            <text:p text:style-name="P5"><text:span text:style-name="T1">rho.c</text:span><text:span text:style-name="T2">p</text:span></text:p>
          </draw:text-box>
        </draw:frame>
        <draw:frame draw:style-name="gr14" draw:text-style-name="P10" draw:layer="layout" svg:width="3cm" svg:height="1.673cm" svg:x="9.5cm" svg:y="13.577cm">
          <draw:text-box>
            <text:p text:style-name="P9"><text:span text:style-name="T4">, ond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1-30T13:28:18.441757567</dc:date>
    <meta:editing-duration>PT2H16M40S</meta:editing-duration>
    <meta:editing-cycles>15</meta:editing-cycles>
    <meta:generator>LibreOffice/24.2.7.2$Linux_X86_64 LibreOffice_project/420$Build-2</meta:generator>
    <meta:document-statistic meta:object-count="48"/>
  </office:meta>
</office:document-meta>
</file>